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4d850" officeooo:paragraph-rsid="001f1544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5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6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7" style:family="paragraph" style:parent-style-name="Table_20_Contents">
      <style:text-properties officeooo:rsid="0016dc92" officeooo:paragraph-rsid="0016dc92"/>
    </style:style>
    <style:style style:name="P8" style:family="paragraph" style:parent-style-name="Table_20_Contents">
      <style:text-properties officeooo:rsid="0016dc92" officeooo:paragraph-rsid="0020666f"/>
    </style:style>
    <style:style style:name="P9" style:family="paragraph" style:parent-style-name="Table_20_Contents">
      <style:text-properties officeooo:rsid="0018c4f2" officeooo:paragraph-rsid="0018c4f2"/>
    </style:style>
    <style:style style:name="P10" style:family="paragraph" style:parent-style-name="Table_20_Contents">
      <style:text-properties officeooo:rsid="001f1544" officeooo:paragraph-rsid="001f1544"/>
    </style:style>
    <style:style style:name="P11" style:family="paragraph" style:parent-style-name="Table_20_Contents">
      <style:text-properties officeooo:rsid="0020666f" officeooo:paragraph-rsid="0020666f"/>
    </style:style>
    <style:style style:name="P12" style:family="paragraph" style:parent-style-name="Table_20_Contents" style:list-style-name="L1">
      <style:text-properties officeooo:rsid="0016dc92" officeooo:paragraph-rsid="0014d850"/>
    </style:style>
    <style:style style:name="P13" style:family="paragraph" style:parent-style-name="Table_20_Contents" style:list-style-name="L1">
      <style:text-properties officeooo:rsid="0016dc92" officeooo:paragraph-rsid="0016dc92"/>
    </style:style>
    <style:style style:name="P14" style:family="paragraph" style:parent-style-name="Table_20_Contents" style:list-style-name="L2">
      <style:text-properties officeooo:rsid="0016dc92" officeooo:paragraph-rsid="0016dc92"/>
    </style:style>
    <style:style style:name="P15" style:family="paragraph" style:parent-style-name="Table_20_Contents" style:list-style-name="L2">
      <style:text-properties officeooo:rsid="0020666f" officeooo:paragraph-rsid="0020666f"/>
    </style:style>
    <style:style style:name="P16" style:family="paragraph" style:parent-style-name="Table_20_Contents" style:list-style-name="L3">
      <style:text-properties officeooo:rsid="0018c4f2" officeooo:paragraph-rsid="0018c4f2"/>
    </style:style>
    <style:style style:name="P17" style:family="paragraph" style:parent-style-name="Table_20_Contents" style:list-style-name="L4">
      <style:text-properties officeooo:rsid="001f1544" officeooo:paragraph-rsid="001f15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544" style:font-weight-asian="normal" style:font-weight-complex="normal"/>
    </style:style>
    <style:style style:name="T3" style:family="text">
      <style:text-properties fo:font-weight="normal" officeooo:rsid="0020666f" style:font-weight-asian="normal" style:font-weight-complex="normal"/>
    </style:style>
    <style:style style:name="T4" style:family="text">
      <style:text-properties officeooo:rsid="0016dc92"/>
    </style:style>
    <style:style style:name="T5" style:family="text">
      <style:text-properties officeooo:rsid="0018c4f2"/>
    </style:style>
    <style:style style:name="T6" style:family="text">
      <style:text-properties fo:font-weight="bold" officeooo:rsid="0018c4f2" style:font-weight-asian="bold" style:font-weight-complex="bold"/>
    </style:style>
    <style:style style:name="T7" style:family="text">
      <style:text-properties fo:font-weight="bold" officeooo:rsid="001f1544" style:font-weight-asian="bold" style:font-weight-complex="bold"/>
    </style:style>
    <style:style style:name="T8" style:family="text">
      <style:text-properties officeooo:rsid="001f1544"/>
    </style:style>
    <style:style style:name="T9" style:family="text">
      <style:text-properties officeooo:rsid="0020666f"/>
    </style:style>
    <style:style style:name="T10" style:family="text">
      <style:text-properties officeooo:rsid="00207a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Test Scenario Number:</text:p>
          </table:table-cell>
          <table:table-cell table:style-name="Table1.B1" office:value-type="string">
            <text:p text:style-name="P1">00<text:span text:style-name="T9">1</text:span></text:p>
          </table:table-cell>
          <table:table-cell table:style-name="Table1.A1" office:value-type="string">
            <text:p text:style-name="P3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3">Sprint Number:</text:p>
          </table:table-cell>
          <table:table-cell table:style-name="Table1.B4" office:value-type="string">
            <text:p text:style-name="P10">1</text:p>
          </table:table-cell>
          <table:table-cell table:style-name="Table1.A2" office:value-type="string">
            <text:p text:style-name="P3">Application:</text:p>
          </table:table-cell>
          <table:table-cell table:style-name="Table1.D4" office:value-type="string">
            <text:p text:style-name="P7">main.py</text:p>
          </table:table-cell>
        </table:table-row>
        <table:table-row>
          <table:table-cell table:style-name="Table1.A2" office:value-type="string">
            <text:p text:style-name="P3">Tracker ID:</text:p>
          </table:table-cell>
          <table:table-cell table:style-name="Table1.B4" office:value-type="string">
            <text:p text:style-name="P10">ST-00<text:span text:style-name="T9">1</text:span></text:p>
          </table:table-cell>
          <table:table-cell table:style-name="Table1.A2" office:value-type="string">
            <text:p text:style-name="P3">Time Estimation:</text:p>
          </table:table-cell>
          <table:table-cell table:style-name="Table1.D4" office:value-type="string">
            <text:p text:style-name="P1"><text:span text:style-name="T8">30</text:span> Minutes</text:p>
          </table:table-cell>
        </table:table-row>
        <table:table-row>
          <table:table-cell table:style-name="Table1.A2" office:value-type="string">
            <text:p text:style-name="P3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3">Type:</text:p>
          </table:table-cell>
          <table:table-cell table:style-name="Table1.D4" office:value-type="string">
            <text:p text:style-name="P9">Stepwise</text:p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text:span text:style-name="T1"> </text:span><text:span text:style-name="T3">Tester will run test script test_001.sh to test Scenario 1.</text:span></text:p>
            <text:p text:style-name="P3">Prerequisites:</text:p>
            <text:list xml:id="list3860872919170052460" text:style-name="L1">
              <text:list-item>
                <text:p text:style-name="P12">User has Collision Avoidance folder</text:p>
              </text:list-item>
              <text:list-item>
                <text:p text:style-name="P13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2">Run Simulator for </text:span><text:span text:style-name="T3">120 </text:span><text:span text:style-name="T2">Steps </text:span><text:span text:style-name="T3">with resolution of 2 steps per second.</text:span></text:p>
            <text:p text:style-name="P3">Scenario Procedure:</text:p>
            <text:p text:style-name="P6"><text:tab/>U<text:span text:style-name="T4">sing the provided scripts, the user will import the test airplanes to the python algorithm. <text:s/>Then the user will run the simulator for 120 steps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Scenario Steps:</text:p>
          </table:table-cell>
          <table:covered-table-cell/>
          <table:table-cell table:style-name="Table1.C7" table:number-columns-spanned="2" office:value-type="string">
            <text:p text:style-name="P4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Create Airplane Test Database:</text:p>
            <text:list xml:id="list1509518429595337857" text:style-name="L2">
              <text:list-item>
                <text:p text:style-name="P14">Open New Terminal</text:p>
              </text:list-item>
              <text:list-item>
                <text:p text:style-name="P14">Navigate to …/collision_avoidance/<text:span text:style-name="T9">test_scripts</text:span></text:p>
              </text:list-item>
              <text:list-item>
                <text:p text:style-name="P15">Run command:</text:p>
                <text:list>
                  <text:list-item>
                    <text:p text:style-name="P15">./test_001.sh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11">SQLite will initialize with test attributes. The terminal w<text:span text:style-name="T5">ill open the python terminal (Denoted with the “&gt;&gt;&gt;”).*</text:span></text:p>
            <text:p text:style-name="P8"/>
            <text:p text:style-name="P8">* - Note: If this is the first set up of the table, two errors will appear. <text:s/></text:p>
          </table:table-cell>
          <table:covered-table-cell/>
        </table:table-row>
        <table:table-row>
          <table:table-cell table:style-name="Table1.A9" table:number-columns-spanned="2" office:value-type="string">
            <text:p text:style-name="P1"><text:span text:style-name="T6">Create Simulator object and populate with Airplanes</text:span>:</text:p>
            <text:list xml:id="list7003070329161870828" text:style-name="L3">
              <text:list-item>
                <text:p text:style-name="P16">Create a new simulator object <text:span text:style-name="T8">with step count of 120</text:span> by typing the following command:</text:p>
                <text:list>
                  <text:list-item>
                    <text:p text:style-name="P16">sim = Simulator(<text:span text:style-name="T9">120,2</text:span>)</text:p>
                  </text:list-item>
                </text:list>
              </text:list-item>
              <text:list-item>
                <text:p text:style-name="P16">Populate the simulator with aircraft by running:</text:p>
                <text:list>
                  <text:list-item>
                    <text:p text:style-name="P16">sim.create_<text:span text:style-name="T9">a</text:span>irplanes()</text:p>
                  </text:list-item>
                </text:list>
              </text:list-item>
              <text:list-item>
                <text:p text:style-name="P16">Confirm that two airplanes were created by running:</text:p>
                <text:list>
                  <text:list-item>
                    <text:p text:style-name="P16">sim.airplanes</text:p>
                  </text:list-item>
                </text:list>
              </text:list-item>
            </text:list>
          </table:table-cell>
          <table:covered-table-cell/>
          <table:table-cell table:style-name="Table1.C9" table:number-columns-spanned="2" office:value-type="string">
            <text:p text:style-name="P9">A list <text:span text:style-name="T10">with one</text:span> airplane object <text:span text:style-name="T10">and its</text:span> address in memory will appear. 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"><text:span text:style-name="T7">Run Simulator</text:span>:</text:p>
            <text:list xml:id="list5229425408477466531" text:style-name="L4">
              <text:list-item>
                <text:p text:style-name="P17">In python environment, run the following command:</text:p>
                <text:list>
                  <text:list-item>
                    <text:p text:style-name="P17">sim.run_sim()</text:p>
                  </text:list-item>
                </text:list>
              </text:list-item>
              <text:list-item>
                <text:p text:style-name="P17">When the simulator is complete, run:</text:p>
                <text:list>
                  <text:list-item>
                    <text:p text:style-name="P17">exit()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10">The simulator will step through <text:span text:style-name="T9">120</text:span> steps, giving outputs for both airplanes. <text:s/><text:span text:style-name="T5"><text:s/>Upon exit, the user will be back at the linux terminal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11T12:02:46.102519642</dc:date>
    <meta:editing-duration>PT24M20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46" meta:word-count="251" meta:character-count="1555" meta:non-whitespace-character-count="1359"/>
  </office:meta>
</office:document-meta>
</file>